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uter Science 202</text:p>
      <text:p text:style-name="Standard"/>
      <text:p text:style-name="P1">Computer Programming</text:p>
      <text:p text:style-name="P2"/>
      <text:p text:style-name="P2">CPU → <text:s/>Memory</text:p>
      <text:p text:style-name="P2"/>
      <text:p text:style-name="P2">ACC – accumulator</text:p>
      <text:p text:style-name="P2">ALU – arithmetic logic unit</text:p>
      <text:p text:style-name="P2">PC – Program Counter</text:p>
      <text:p text:style-name="P2">MUX – Multiplex</text:p>
      <text:p text:style-name="P2">Decoder</text:p>
      <text:p text:style-name="P2"/>
      <text:p text:style-name="P2">Memory – data, instruction</text:p>
      <text:p text:style-name="P2">connected to cpu through a Bus, controlled by a clock</text:p>
      <text:p text:style-name="P2">Cpu – fetch instruction, decode instruction, execute instruction</text:p>
      <text:p text:style-name="P2">clock cycle – pulse of electricity (3.0 GHz)</text:p>
      <text:p text:style-name="P2">machine cycle – time to complete an instruction</text:p>
      <text:p text:style-name="P2">pipeline – decode, fetch and execute at the same time</text:p>
      <text:p text:style-name="P2"/>
      <text:p text:style-name="P1">Memory</text:p>
      <text:p text:style-name="P1"><text:span text:style-name="T1">address [opcode | operand]</text:span></text:p>
      <text:p text:style-name="P1"><text:span text:style-name="T1"/></text:p>
      <text:p text:style-name="P1">Programming</text:p>
      <text:p text:style-name="P2">Assembler</text:p>
      <text:p text:style-name="P2">00001110 – NOP</text:p>
      <text:p text:style-name="P2">LOD #13</text:p>
      <text:p text:style-name="P2">STO X</text:p>
      <text:p text:style-name="P2">LOD #42</text:p>
      <text:p text:style-name="P2">STO Y</text:p>
      <text:p text:style-name="P2">LOD X</text:p>
      <text:p text:style-name="P2">ADD Y</text:p>
      <text:p text:style-name="P2">STO Z</text:p>
      <text:p text:style-name="P2">HLT</text:p>
      <text:p text:style-name="P2"/>
      <text:p text:style-name="P2">z = x + y</text:p>
      <text:p text:style-name="P2"/>
      <text:p text:style-name="P1">Low Level Language</text:p>
      <text:p text:style-name="P2">symbolic instructions → machine instruction</text:p>
      <text:p text:style-name="P2"/>
      <text:p text:style-name="P2">1950's first higher level programming language: FORTRAN</text:p>
      <text:p text:style-name="P2">z = x + y → compiler → machine language</text:p>
      <text:p text:style-name="P2">source code → translate → object code</text:p>
      <text:p text:style-name="P2"/>
      <text:p text:style-name="P2">C++, Java, C Sharp</text:p>
      <text:p text:style-name="P2"/>
      <text:p text:style-name="P1">Writing Software</text:p>
      <text:p text:style-name="P1"><text:span text:style-name="T1">-text editor (write program)</text:span></text:p>
      <text:p text:style-name="P1"><text:span text:style-name="T1"><text:tab/>-gedit</text:span></text:p>
      <text:p text:style-name="P1"><text:span text:style-name="T1">-shell (compile and execute)</text:span></text:p>
      <text:p text:style-name="P1"><text:soft-page-break/><text:span text:style-name="T1">write program → compile</text:span></text:p>
      <text:p text:style-name="P1"><text:span text:style-name="T1"/></text:p>
      <text:p text:style-name="P1"><text:span text:style-name="T1">To compile your program:</text:span></text:p>
      <text:p text:style-name="P1"><text:span text:style-name="T1">g++ -o objectfile sourcefile</text:span></text:p>
      <text:p text:style-name="P1"><text:span text:style-name="T1"/></text:p>
      <text:p text:style-name="P1"><text:span text:style-name="T1">use extension .cpp for the sourcefile</text:span></text:p>
      <text:p text:style-name="P1"><text:span text:style-name="T1">objectfiles do not have extensions in Linux</text:span></text:p>
      <text:p text:style-name="P1"><text:span text:style-name="T1"/></text:p>
      <text:p text:style-name="P1"><text:span text:style-name="T1">i.e. g++ -o prog prog.cpp</text:span></text:p>
      <text:p text:style-name="P1"><text:span text:style-name="T1">→ errors – edit the program and make necessary corrections</text:span></text:p>
      <text:p text:style-name="P1"><text:span text:style-name="T1">→ execut (test) → errors (fix)</text:span></text:p>
      <text:p text:style-name="P1"><text:span text:style-name="T1">→ recompile</text:span></text:p>
      <text:p text:style-name="P1"><text:span text:style-name="T1">stress test the program until it works properly</text:span></text:p>
      <text:p text:style-name="P1"><text:span text:style-name="T1"/></text:p>
      <text:p text:style-name="P1"><text:span text:style-name="T1">create a template with your name and include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ry Cook</meta:initial-creator>
    <meta:creation-date>2010-09-23T12:00:53.05</meta:creation-date>
    <meta:document-statistic meta:table-count="0" meta:image-count="0" meta:object-count="0" meta:page-count="2" meta:paragraph-count="49" meta:word-count="213" meta:character-count="1203"/>
    <dc:date>2010-09-23T13:06:35.12</dc:date>
    <dc:creator>Cory Cook</dc:creator>
    <meta:editing-duration>PT00H02M23S</meta:editing-duration>
    <meta:editing-cycles>1</meta:editing-cycles>
    <meta:generator>OpenOffice.org/3.2$Win32 OpenOffice.org_project/320m18$Build-9502</meta:generator>
  </office:meta>
</office:document-meta>
</file>